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spec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spec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layout-cache" manifest:media-type="application/binary"/>
  <manifest:file-entry manifest:full-path="Pictures/1000353C000052220000741E50F383452A69B711.svg" manifest:media-type="image/svg+xml"/>
  <manifest:file-entry manifest:full-path="Pictures/10002B5A000052220000741E56562D4D2F83E937.svg" manifest:media-type="image/svg+xml"/>
  <manifest:file-entry manifest:full-path="Pictures/10003111000052220000741E1EAD7DF78A081CEB.svg" manifest:media-type="image/svg+xml"/>
  <manifest:file-entry manifest:full-path="Pictures/10002F79000052220000741E0FD23ADFEBE1A948.svg" manifest:media-type="image/svg+xml"/>
  <manifest:file-entry manifest:full-path="Pictures/10001E61000052220000741EDA0F5E82E99FFB4B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Спецификация" style:family="table">
      <style:table-properties style:width="18.5cm" fo:margin-left="2cm" table:align="left"/>
    </style:style>
    <style:style style:name="Спецификация.A" style:family="table-column">
      <style:table-column-properties style:column-width="0.598cm"/>
    </style:style>
    <style:style style:name="Спецификация.B" style:family="table-column">
      <style:table-column-properties style:column-width="0.6cm"/>
    </style:style>
    <style:style style:name="Спецификация.C" style:family="table-column">
      <style:table-column-properties style:column-width="0.801cm"/>
    </style:style>
    <style:style style:name="Спецификация.D" style:family="table-column">
      <style:table-column-properties style:column-width="6.999cm"/>
    </style:style>
    <style:style style:name="Спецификация.E" style:family="table-column">
      <style:table-column-properties style:column-width="6.301cm"/>
    </style:style>
    <style:style style:name="Спецификация.F" style:family="table-column">
      <style:table-column-properties style:column-width="0.998cm"/>
    </style:style>
    <style:style style:name="Спецификация.G" style:family="table-column">
      <style:table-column-properties style:column-width="2.203cm"/>
    </style:style>
    <style:style style:name="Спецификация.1" style:family="table-row">
      <style:table-row-properties style:row-height="1.499cm"/>
    </style:style>
    <style:style style:name="Спецификация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Спецификация.B1" style:family="table-cell">
      <style:table-cell-properties style:vertical-align="middle" fo:padding-left="0cm" fo:padding-right="0.101cm" fo:padding-top="0.049cm" fo:padding-bottom="0.049cm" fo:border-left="1.4pt solid #000000" fo:border-right="none" fo:border-top="none" fo:border-bottom="1.4pt solid #000000"/>
    </style:style>
    <style:style style:name="Спецификация.C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Спецификация.2" style:family="table-row">
      <style:table-row-properties style:row-height="0.827cm"/>
    </style:style>
    <style:style style:name="Спецификация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B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30" style:family="table-row">
      <style:table-row-properties style:row-height="0.801cm"/>
    </style:style>
    <style:style style:name="Спецификация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61" style:family="table-row">
      <style:table-row-properties style:row-height="0.834cm"/>
    </style:style>
    <style:style style:name="Спецификация.A6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5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6" style:family="paragraph" style:parent-style-name="Заголовок_20_графы_20_таблицы">
      <style:text-properties style:text-rotation-angle="90" style:text-rotation-scale="line-height"/>
    </style:style>
    <style:style style:name="P7" style:family="paragraph" style:parent-style-name="Заголовок_20_графы_20_таблицы">
      <style:text-properties style:text-rotation-angle="90" style:text-rotation-scale="line-height" style:text-scale="85%"/>
    </style:style>
    <style:style style:name="P8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9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10" style:family="paragraph" style:parent-style-name="Значение_20_графы_20_форматной_20_рамки_20__28_повёрнуто_29_">
      <style:text-properties fo:font-size="16pt" style:text-scale="100%"/>
    </style:style>
    <style:style style:name="P11" style:family="paragraph" style:parent-style-name="Кол.">
      <style:text-properties style:text-scale="100%"/>
    </style:style>
    <style:style style:name="P12" style:family="paragraph" style:parent-style-name="Наименование">
      <style:text-properties style:text-scale="100%"/>
    </style:style>
    <style:style style:name="P13" style:family="paragraph" style:parent-style-name="Наименование">
      <style:text-properties officeooo:paragraph-rsid="00a0024f" style:text-scale="100%"/>
    </style:style>
    <style:style style:name="P14" style:family="paragraph" style:parent-style-name="Наименование">
      <style:text-properties style:text-scale="88%"/>
    </style:style>
    <style:style style:name="P15" style:family="paragraph" style:parent-style-name="Наименование">
      <style:text-properties style:text-scale="82%"/>
    </style:style>
    <style:style style:name="P16" style:family="paragraph" style:parent-style-name="Наименование_20__28_заголовок_20_группы_29_">
      <style:text-properties style:text-scale="100%"/>
    </style:style>
    <style:style style:name="P17" style:family="paragraph" style:parent-style-name="Обозначение">
      <style:text-properties style:text-scale="100%"/>
    </style:style>
    <style:style style:name="P18" style:family="paragraph" style:parent-style-name="Поз.">
      <style:text-properties style:text-scale="100%"/>
    </style:style>
    <style:style style:name="P19" style:family="paragraph" style:parent-style-name="Примечание">
      <style:text-properties style:text-scale="100%"/>
    </style:style>
    <style:style style:name="P20" style:family="paragraph" style:parent-style-name="Примечание">
      <style:text-properties style:text-scale="93%"/>
    </style:style>
    <style:style style:name="P21" style:family="paragraph" style:parent-style-name="Пустой" style:master-page-name="Первый_20_лист_20_1">
      <style:paragraph-properties style:page-number="auto"/>
    </style:style>
    <style:style style:name="P22" style:family="paragraph" style:parent-style-name="Формат">
      <style:text-properties style:text-scale="86%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озиция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Спецификация" table:style-name="Спецификация">
        <table:table-column table:style-name="Спецификация.A"/>
        <table:table-column table:style-name="Спецификация.B"/>
        <table:table-column table:style-name="Спецификация.C"/>
        <table:table-column table:style-name="Спецификация.D"/>
        <table:table-column table:style-name="Спецификация.E"/>
        <table:table-column table:style-name="Спецификация.F"/>
        <table:table-column table:style-name="Спецификация.G"/>
        <table:table-header-rows>
          <table:table-row table:style-name="Спецификация.1">
            <table:table-cell table:style-name="Спецификация.A1" office:value-type="string">
              <text:p text:style-name="P7">Формат</text:p>
            </table:table-cell>
            <table:table-cell table:style-name="Спецификация.B1" office:value-type="string">
              <text:p text:style-name="P6">Зона</text:p>
            </table:table-cell>
            <table:table-cell table:style-name="Спецификация.C1" office:value-type="string">
              <text:p text:style-name="P6">Поз.</text:p>
            </table:table-cell>
            <table:table-cell table:style-name="Спецификация.C1" office:value-type="string">
              <text:p text:style-name="Заголовок_20_графы_20_таблицы">Обозначение</text:p>
            </table:table-cell>
            <table:table-cell table:style-name="Спецификация.C1" office:value-type="string">
              <text:p text:style-name="Заголовок_20_графы_20_таблицы">Наименование</text:p>
            </table:table-cell>
            <table:table-cell table:style-name="Спецификация.C1" office:value-type="string">
              <text:p text:style-name="P6">Кол.</text:p>
            </table:table-cell>
            <table:table-cell table:style-name="Спецификация.C1" office:value-type="string">
              <text:p text:style-name="Заголовок_20_графы_20_таблицы">Приме-<text:line-break/>чание</text:p>
            </table:table-cell>
          </table:table-row>
        </table:table-header-rows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окументация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E3" office:value-type="string">
            <text:p text:style-name="P17">Блок датчика СБ</text:p>
          </table:table-cell>
          <table:table-cell table:style-name="Спецификация.E3" office:value-type="string">
            <text:p text:style-name="P12">Сборочный чертёж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6" office:value-type="string">
            <text:p text:style-name="P22">A3</text:p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E3" office:value-type="string">
            <text:p text:style-name="P17">Блок датчика</text:p>
          </table:table-cell>
          <table:table-cell table:style-name="Спецификация.E3" office:value-type="string">
            <text:p text:style-name="P12">Схема электрическая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принципиальная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6" office:value-type="string">
            <text:p text:style-name="P22">A4</text:p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E3" office:value-type="string">
            <text:p text:style-name="P17">Блок датчика</text:p>
          </table:table-cell>
          <table:table-cell table:style-name="Спецификация.E3" office:value-type="string">
            <text:p text:style-name="P12">Перечень элементов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етали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1" style:data-style-name="N0">1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Плата печатная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Прочие изделия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2" style:data-style-name="N0">2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Кварцевый резонатор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BQ1</text:p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3">32.768 kHz 03215C2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6">Конденсаторы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3" style:data-style-name="N0">3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0.1 мкФ-NP0-50В ±5% 0603</text:p>
          </table:table-cell>
          <table:table-cell table:style-name="Спецификация.E3" office:value-type="string">
            <text:p text:style-name="P11">3</text:p>
          </table:table-cell>
          <table:table-cell table:style-name="Спецификация.E3" office:value-type="string">
            <text:p text:style-name="P19">C1, C3, C4</text:p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4" style:data-style-name="N0">4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10 мкФ-NP0-16В ±5% 0805</text:p>
          </table:table-cell>
          <table:table-cell table:style-name="Спецификация.E3" office:value-type="string">
            <text:p text:style-name="P11">3</text:p>
          </table:table-cell>
          <table:table-cell table:style-name="Спецификация.E3" office:value-type="string">
            <text:p text:style-name="P19">C2, C6, C7</text:p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5" style:data-style-name="N0">5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2200 пФ-NP0-50В ±5% 0603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C5</text:p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6">Микросхемы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6" style:data-style-name="N0">6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BQ29737 WSON-6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DA1</text:p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7" style:data-style-name="N0">7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MSP430F2112IPW TSSOP-28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DD1</text:p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8" style:data-style-name="N0">8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TPS63031 WSON-10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DA2</text:p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ext:soft-page-break/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9" style:data-style-name="N0">9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Катушка индуктивности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L1</text:p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4">VLS252010CX-1R5M-1 1,5 мкГн 2010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6">Резисторы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10" style:data-style-name="N0">10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10 кОм <text:s/>±5% 0603</text:p>
          </table:table-cell>
          <table:table-cell table:style-name="Спецификация.E3" office:value-type="string">
            <text:p text:style-name="P11">4</text:p>
          </table:table-cell>
          <table:table-cell table:style-name="Спецификация.E3" office:value-type="string">
            <text:p text:style-name="P20">R3, R4, R7,</text:p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E3" office:value-type="string">
            <text:p text:style-name="P19">R8</text:p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11" style:data-style-name="N0">11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100 кОм <text:s/>±5% 0603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R5</text:p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12" style:data-style-name="N0">12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2,2 кОм <text:s/>±5% 0603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R2</text:p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13" style:data-style-name="N0">13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330 Ом ±5% 0603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R1</text:p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14" style:data-style-name="N0">14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47 кОм <text:s/>±5% 0603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R6</text:p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15" style:data-style-name="N0">15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Кнопка PTS645VM58-2 LFS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SA1</text:p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16" style:data-style-name="N0">16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5">Транзистор BUK9K5R1-30E LFPAK56D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VT1</text:p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45" office:value-type="string">
            <text:p text:style-name="Наименование"/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Поз."/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6">Разъёмы</text:p>
          </table:table-cell>
          <table:table-cell table:style-name="Спецификация.F46" office:value-type="string">
            <text:p text:style-name="Кол."/>
          </table:table-cell>
          <table:table-cell table:style-name="Спецификация.G46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47" office:value-type="string">
            <text:p text:style-name="Формат"/>
          </table:table-cell>
          <table:table-cell table:style-name="Спецификация.B47" office:value-type="string">
            <text:p text:style-name="Зона"/>
          </table:table-cell>
          <table:table-cell table:style-name="Спецификация.C47" office:value-type="string">
            <text:p text:style-name="P18"><text:variable-set text:name="Позиция" text:formula="ooow:Позиция+1" office:value-type="float" office:value="17" style:data-style-name="N0">17</text:variable-set></text:p>
          </table:table-cell>
          <table:table-cell table:style-name="Спецификация.D47" office:value-type="string">
            <text:p text:style-name="Обозначение"/>
          </table:table-cell>
          <table:table-cell table:style-name="Спецификация.E3" office:value-type="string">
            <text:p text:style-name="P12">PBD-8</text:p>
          </table:table-cell>
          <table:table-cell table:style-name="Спецификация.E3" office:value-type="string">
            <text:p text:style-name="P11">1</text:p>
          </table:table-cell>
          <table:table-cell table:style-name="Спецификация.E3" office:value-type="string">
            <text:p text:style-name="P19">XS1</text:p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><text:variable-set text:name="Позиция" text:formula="ooow:Позиция+1" office:value-type="float" office:value="18" style:data-style-name="N0">18</text:variable-set></text:p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>PBS-4</text:p>
          </table:table-cell>
          <table:table-cell table:style-name="Спецификация.E3" office:value-type="string">
            <text:p text:style-name="P11">2</text:p>
          </table:table-cell>
          <table:table-cell table:style-name="Спецификация.E3" office:value-type="string">
            <text:p text:style-name="P19">XS2, XS3</text:p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18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  <table:table-row table:style-name="Спецификация.61">
          <table:table-cell table:style-name="Спецификация.A61" office:value-type="string">
            <text:p text:style-name="Формат"/>
          </table:table-cell>
          <table:table-cell table:style-name="Спецификация.B61" office:value-type="string">
            <text:p text:style-name="Зона"/>
          </table:table-cell>
          <table:table-cell table:style-name="Спецификация.C61" office:value-type="string">
            <text:p text:style-name="P18"/>
          </table:table-cell>
          <table:table-cell table:style-name="Спецификация.D61" office:value-type="string">
            <text:p text:style-name="Обозначение"/>
          </table:table-cell>
          <table:table-cell table:style-name="Спецификация.E3" office:value-type="string">
            <text:p text:style-name="P12"/>
          </table:table-cell>
          <table:table-cell table:style-name="Спецификация.E3" office:value-type="string">
            <text:p text:style-name="P11"/>
          </table:table-cell>
          <table:table-cell table:style-name="Спецификация.E3" office:value-type="string">
            <text:p text:style-name="P19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Формат" style:family="paragraph" style:parent-style-name="Значение_20_графы_20_таблицы" style:auto-update="true">
      <style:paragraph-properties fo:text-align="center" style:justify-single-word="false"/>
    </style:style>
    <style:style style:name="Зона" style:family="paragraph" style:parent-style-name="Значение_20_графы_20_таблицы" style:auto-update="true">
      <style:paragraph-properties fo:text-align="center" style:justify-single-word="false"/>
    </style:style>
    <style:style style:name="Поз." style:family="paragraph" style:parent-style-name="Значение_20_графы_20_таблицы" style:auto-update="true">
      <style:paragraph-properties fo:text-align="center" style:justify-single-word="false"/>
    </style:style>
    <style:style style:name="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0_группы_29_" style:display-name="Наименование (заголовок группы)" style:family="paragraph" style:parent-style-name="Значение_20_графы_20_таблицы" style:auto-update="true"/>
    <style:style style:name="Наименование_20__28_заголовок_20_раздела_29_" style:display-name="Наименование (заголовок раздела)" style:family="paragraph" style:parent-style-name="Значение_20_графы_20_таблицы" style:auto-update="tru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аголовок_20_графы_20_форматной_20_рамки">
      <style:text-properties style:text-scale="90%"/>
    </style:style>
    <style:style style:name="MP8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fill-image-name="ПервыйЛист1" draw:fill-image-width="100%" draw:fill-image-height="100%" style:repeat="no-repeat" draw:fill-image-ref-point="top-left" draw:background-size="border"/>
    </style:style>
    <style:style style:name="Mdp2" style:family="drawing-page">
      <style:drawing-page-properties draw:fill="bitmap" draw:fill-image-name="ПервыйЛист2" draw:fill-image-width="100%" draw:fill-image-height="100%" style:repeat="no-repeat" draw:fill-image-ref-point="top-left" draw:background-size="border"/>
    </style:style>
    <style:style style:name="Mdp3" style:family="drawing-page">
      <style:drawing-page-properties draw:fill="bitmap" draw:fill-image-name="ПервыйЛист3" draw:fill-image-width="100%" draw:fill-image-height="100%" style:repeat="no-repeat" draw:fill-image-ref-point="top-left" draw:background-size="border"/>
    </style:style>
    <style:style style:name="Mdp4" style:family="drawing-page">
      <style:drawing-page-properties draw:fill="bitmap" draw:fill-image-name="ПервыйЛист4" draw:fill-image-width="100%" draw:fill-image-height="100%" style:repeat="no-repeat" draw:fill-image-ref-point="top-left" draw:background-size="border"/>
    </style:style>
    <style:style style:name="Mdp5" style:family="drawing-page">
      <style:drawing-page-properties draw:fill="bitmap" draw:fill-image-name="ПоследующиеЛисты" draw:fill-image-width="100%" draw:fill-image-height="100%" style:repeat="no-repeat" draw:fill-image-ref-point="top-left" draw:background-size="border"/>
    </style: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draw:style-name="Mdp1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62"><draw:text-box><text:p text:style-name="MP1">Плата обработки</text:p></draw:text-box></draw:frame><draw:frame draw:style-name="Mfr1" draw:name="Перв.1: 2 Обозначение документа" text:anchor-type="paragraph" svg:x="8.5cm" svg:y="25.201cm" svg:width="12cm" svg:height="1.499cm" draw:z-index="61"><draw:text-box><text:p text:style-name="MP2">Блок датчика</text:p></draw:text-box></draw:frame><draw:frame draw:style-name="Mfr1" draw:name="Перв.1: 9 Наименование организации" text:anchor-type="paragraph" svg:x="15.499cm" svg:y="27.7cm" svg:width="5.001cm" svg:height="1.499cm" draw:z-index="60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5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5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5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5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5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5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5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52"><draw:text-box><text:p text:style-name="Значение_20_графы_20_форматной_20_рамки"><text:page-count>2</text:page-count></text:p></draw:text-box></draw:frame><draw:frame draw:style-name="Mfr2" draw:name="Перв.1: 10 Разраб. (наименование)" text:anchor-type="paragraph" svg:x="2cm" svg:y="26.7cm" svg:width="1.7cm" svg:height="0.499cm" draw:z-index="51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50"><draw:text-box><text:p text:style-name="MP4">Пров.</text:p></draw:text-box></draw:frame><draw:frame draw:style-name="Mfr1" draw:name="Перв.1: 10" text:anchor-type="paragraph" svg:x="2cm" svg:y="27.7cm" svg:width="1.7cm" svg:height="0.499cm" draw:z-index="49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48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47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46"><draw:text-box><text:p text:style-name="MP5"/></draw:text-box></draw:frame><draw:frame draw:style-name="Mfr1" draw:name="Перв.1: 11 Пров." text:anchor-type="paragraph" svg:x="3.701cm" svg:y="27.199cm" svg:width="2.3cm" svg:height="0.499cm" draw:z-index="45"><draw:text-box><text:p text:style-name="MP5"/></draw:text-box></draw:frame><draw:frame draw:style-name="Mfr1" draw:name="Перв.1: 11" text:anchor-type="paragraph" svg:x="3.701cm" svg:y="27.7cm" svg:width="2.3cm" svg:height="0.499cm" draw:z-index="44"><draw:text-box><text:p text:style-name="MP5"/></draw:text-box></draw:frame><draw:frame draw:style-name="Mfr1" draw:name="Перв.1: 11 Н. контр." text:anchor-type="paragraph" svg:x="3.701cm" svg:y="28.199cm" svg:width="2.3cm" svg:height="0.499cm" draw:z-index="3"><draw:text-box><text:p text:style-name="MP5"/></draw:text-box></draw:frame><draw:frame draw:style-name="Mfr1" draw:name="Перв.1: 11 Утв." text:anchor-type="paragraph" svg:x="3.701cm" svg:y="28.7cm" svg:width="2.3cm" svg:height="0.499cm" draw:z-index="7"><draw:text-box><text:p text:style-name="MP5"/></draw:text-box></draw:frame><draw:frame draw:style-name="Mfr1" draw:name="Перв.1: 13 Разраб." text:anchor-type="paragraph" svg:x="7.5cm" svg:y="26.7cm" svg:width="1cm" svg:height="0.499cm" draw:z-index="11"><draw:text-box><text:p text:style-name="MP5"/></draw:text-box></draw:frame><draw:frame draw:style-name="Mfr1" draw:name="Перв.1: 13 Пров." text:anchor-type="paragraph" svg:x="7.5cm" svg:y="27.199cm" svg:width="1cm" svg:height="0.499cm" draw:z-index="15"><draw:text-box><text:p text:style-name="MP5"/></draw:text-box></draw:frame><draw:frame draw:style-name="Mfr1" draw:name="Перв.1: 13" text:anchor-type="paragraph" svg:x="7.5cm" svg:y="27.7cm" svg:width="1cm" svg:height="0.499cm" draw:z-index="19"><draw:text-box><text:p text:style-name="MP5"/></draw:text-box></draw:frame><draw:frame draw:style-name="Mfr1" draw:name="Перв.1: 13 Н. контр." text:anchor-type="paragraph" svg:x="7.5cm" svg:y="28.199cm" svg:width="1cm" svg:height="0.499cm" draw:z-index="23"><draw:text-box><text:p text:style-name="MP5"/></draw:text-box></draw:frame><draw:frame draw:style-name="Mfr1" draw:name="Перв.1: 13 Утв." text:anchor-type="paragraph" svg:x="7.5cm" svg:y="28.7cm" svg:width="1cm" svg:height="0.499cm" draw:z-index="27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31"><draw:text-box><text:p text:style-name="MP7">Изм.</text:p></draw:text-box></draw:frame><draw:frame draw:style-name="Mfr2" draw:name="Перв.1: 15 Лист (наименование)" text:anchor-type="paragraph" svg:x="2.701cm" svg:y="26.201cm" svg:width="1cm" svg:height="0.499cm" draw:z-index="3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39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41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43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4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4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37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33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29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25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21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17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1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9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">Плата обработки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5"/></draw:text-box></draw:frame><draw:frame draw:style-name="Mfr1" draw:name="Перв.2: 11 Пров." text:anchor-type="paragraph" svg:x="3.701cm" svg:y="27.199cm" svg:width="2.3cm" svg:height="0.499cm" draw:z-index="0"><draw:text-box><text:p text:style-name="MP5"/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">Плата обработки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5"/></draw:text-box></draw:frame><draw:frame draw:style-name="Mfr1" draw:name="Перв.3: 11 Пров." text:anchor-type="paragraph" svg:x="3.701cm" svg:y="27.199cm" svg:width="2.3cm" svg:height="0.499cm" draw:z-index="0"><draw:text-box><text:p text:style-name="MP5"/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">Плата обработки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5"/></draw:text-box></draw:frame><draw:frame draw:style-name="Mfr1" draw:name="Перв.4: 11 Пров." text:anchor-type="paragraph" svg:x="3.701cm" svg:y="27.199cm" svg:width="2.3cm" svg:height="0.499cm" draw:z-index="0"><draw:text-box><text:p text:style-name="MP5"/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5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38"><draw:text-box><text:p text:style-name="MP2">Блок датчика</text:p></draw:text-box></draw:frame><draw:frame draw:style-name="Mfr2" draw:name="Прочие: 7 Лист (наименование)" text:anchor-type="paragraph" svg:x="19.5cm" svg:y="27.7cm" svg:width="1cm" svg:height="0.7cm" draw:z-index="3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34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32"><draw:text-box><text:p text:style-name="MP7">Изм.</text:p></draw:text-box></draw:frame><draw:frame draw:style-name="Mfr2" draw:name="Прочие: 15 Лист (наименование)" text:anchor-type="paragraph" svg:x="2.701cm" svg:y="28.7cm" svg:width="1cm" svg:height="0.499cm" draw:z-index="30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28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26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24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22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20"><draw:text-box><text:p text:style-name="MP8"/></draw:text-box></draw:frame><draw:frame draw:style-name="Mfr2" draw:name="Прочие: 20 Подп. и дата (наименование)" text:anchor-type="paragraph" svg:x="0.801cm" svg:y="23.2cm" svg:width="0.499cm" svg:height="3.5cm" draw:z-index="18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16"><draw:text-box><text:p text:style-name="MP8"/></draw:text-box></draw:frame><draw:frame draw:style-name="Mfr2" draw:name="Прочие: 21 Взам. инв. № (наименование)" text:anchor-type="paragraph" svg:x="0.801cm" svg:y="20.699cm" svg:width="0.499cm" svg:height="2.499cm" draw:z-index="14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2"><draw:text-box><text:p text:style-name="MP8"/></draw:text-box></draw:frame><draw:frame draw:style-name="Mfr2" draw:name="Прочие: 22 Инв. № дубл. (наименование)" text:anchor-type="paragraph" svg:x="0.801cm" svg:y="18.2cm" svg:width="0.499cm" svg:height="2.499cm" draw:z-index="10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8"><draw:text-box><text:p text:style-name="MP8"/></draw:text-box></draw:frame><draw:frame draw:style-name="Mfr2" draw:name="Прочие: 23 Подп. и дата (наименование)" text:anchor-type="paragraph" svg:x="0.801cm" svg:y="14.7cm" svg:width="0.499cm" svg:height="3.5cm" draw:z-index="6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4"><draw:text-box><text:p text:style-name="MP8"/></draw:text-box></draw:frame><draw:frame draw:style-name="Mfr2" draw:name="Прочие: 31 Копировал (наименование)" text:anchor-type="paragraph" svg:x="9.5cm" svg:y="29.199cm" svg:height="0.499cm" draw:z-index="2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3:52:04.389000000</meta:creation-date>
    <meta:editing-duration>PT4M19S</meta:editing-duration>
    <meta:editing-cycles>4</meta:editing-cycles>
    <meta:generator>LibreOffice/7.1.2.2$Windows_X86_64 LibreOffice_project/8a45595d069ef5570103caea1b71cc9d82b2aae4</meta:generator>
    <dc:date>2021-10-21T13:56:21.067000000</dc:date>
    <meta:document-statistic meta:table-count="1" meta:image-count="0" meta:object-count="0" meta:page-count="2" meta:paragraph-count="205" meta:word-count="337" meta:character-count="1569" meta:non-whitespace-character-count="1433"/>
  </office:meta>
</office:document-meta>
</file>